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17f7d1" officeooo:paragraph-rsid="0017f7d1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24dce8" officeooo:paragraph-rsid="0024dce8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ac833" officeooo:paragraph-rsid="002cee0e"/>
    </style:style>
    <style:style style:name="P5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19d005"/>
    </style:style>
    <style:style style:name="P6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2cee0e"/>
    </style:style>
    <style:style style:name="P7" style:family="paragraph" style:parent-style-name="Standard">
      <style:paragraph-properties fo:text-align="start" style:justify-single-word="false"/>
      <style:text-properties fo:color="#808080" fo:language="es" fo:country="ES" officeooo:rsid="002b4c53" officeooo:paragraph-rsid="002b4c53"/>
    </style:style>
    <style:style style:name="P8" style:family="paragraph" style:parent-style-name="Standard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9" style:family="paragraph" style:parent-style-name="Standard">
      <style:paragraph-properties fo:text-align="start" style:justify-single-word="false"/>
      <style:text-properties fo:color="#808080" fo:language="es" fo:country="ES" officeooo:rsid="001ed8d0" officeooo:paragraph-rsid="001ed8d0"/>
    </style:style>
    <style:style style:name="P10" style:family="paragraph" style:parent-style-name="Standard">
      <style:paragraph-properties fo:text-align="start" style:justify-single-word="false"/>
      <style:text-properties fo:color="#808080" fo:language="es" fo:country="ES" officeooo:rsid="00204bbb" officeooo:paragraph-rsid="00204bbb"/>
    </style:style>
    <style:style style:name="P11" style:family="paragraph" style:parent-style-name="Standard">
      <style:paragraph-properties fo:text-align="start" style:justify-single-word="false"/>
      <style:text-properties fo:color="#808080" fo:language="es" fo:country="ES" officeooo:rsid="0017f7d1" officeooo:paragraph-rsid="0019d005"/>
    </style:style>
    <style:style style:name="P12" style:family="paragraph" style:parent-style-name="Standard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13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7b5e3"/>
    </style:style>
    <style:style style:name="P14" style:family="paragraph" style:parent-style-name="Standard">
      <style:paragraph-properties fo:text-align="start" style:justify-single-word="false"/>
      <style:text-properties fo:color="#000000" fo:language="es" fo:country="ES" officeooo:rsid="0029a427" officeooo:paragraph-rsid="0029a427"/>
    </style:style>
    <style:style style:name="P15" style:family="paragraph" style:parent-style-name="Standard">
      <style:paragraph-properties fo:text-align="start" style:justify-single-word="false"/>
      <style:text-properties fo:color="#000000" fo:language="es" fo:country="ES" officeooo:rsid="002ae6c7" officeooo:paragraph-rsid="002ae6c7"/>
    </style:style>
    <style:style style:name="P16" style:family="paragraph" style:parent-style-name="Standard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17" style:family="paragraph" style:parent-style-name="Standard">
      <style:paragraph-properties fo:text-align="start" style:justify-single-word="false"/>
      <style:text-properties fo:color="#000000" fo:language="es" fo:country="ES" fo:font-weight="bold" officeooo:rsid="002b4c53" officeooo:paragraph-rsid="002b4c53" style:font-weight-asian="bold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9d005" officeooo:paragraph-rsid="0019d005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20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ae6c7" officeooo:paragraph-rsid="002ae6c7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22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23" style:family="paragraph" style:parent-style-name="Standard" style:list-style-name="L7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24" style:family="paragraph" style:parent-style-name="Standard" style:list-style-name="L8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25" style:family="paragraph" style:parent-style-name="Standard">
      <style:paragraph-properties fo:text-align="start" style:justify-single-word="false"/>
      <style:text-properties fo:color="#000000" fo:language="es" fo:country="ES" fo:font-weight="bold" officeooo:rsid="0027b5e3" officeooo:paragraph-rsid="0027b5e3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language="es" fo:country="ES" fo:font-weight="bold" officeooo:rsid="0032fe7d" officeooo:paragraph-rsid="0032fe7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language="es" fo:country="ES" officeooo:rsid="0029a427" officeooo:paragraph-rsid="0029a427"/>
    </style:style>
    <style:style style:name="P28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7b5e3"/>
    </style:style>
    <style:style style:name="P29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30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31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32" style:family="paragraph" style:parent-style-name="Standard" style:list-style-name="L14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33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eeba0"/>
    </style:style>
    <style:style style:name="P34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2eeba0"/>
    </style:style>
    <style:style style:name="P35" style:family="paragraph" style:parent-style-name="Standard" style:list-style-name="L15">
      <style:paragraph-properties fo:text-align="start" style:justify-single-word="false"/>
      <style:text-properties fo:color="#000000" fo:language="es" fo:country="ES" officeooo:rsid="002eeba0" officeooo:paragraph-rsid="002eeba0"/>
    </style:style>
    <style:style style:name="P36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32fe7d"/>
    </style:style>
    <style:style style:name="P37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2eeba0"/>
    </style:style>
    <style:style style:name="P38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031c5"/>
    </style:style>
    <style:style style:name="P39" style:family="paragraph" style:parent-style-name="Standard" style:list-style-name="L17">
      <style:paragraph-properties fo:text-align="start" style:justify-single-word="false"/>
      <style:text-properties fo:color="#000000" fo:language="es" fo:country="ES" officeooo:rsid="003031c5" officeooo:paragraph-rsid="003031c5"/>
    </style:style>
    <style:style style:name="P40" style:family="paragraph" style:parent-style-name="Standard" style:list-style-name="L17">
      <style:paragraph-properties fo:text-align="start" style:justify-single-word="false"/>
      <style:text-properties fo:color="#000000" fo:language="es" fo:country="ES" officeooo:rsid="003031c5" officeooo:paragraph-rsid="0032fe7d"/>
    </style:style>
    <style:style style:name="P41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0e7e6"/>
    </style:style>
    <style:style style:name="P42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2fe7d"/>
    </style:style>
    <style:style style:name="P43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32cc1"/>
    </style:style>
    <style:style style:name="P44" style:family="paragraph" style:parent-style-name="Standard">
      <style:paragraph-properties fo:text-align="start" style:justify-single-word="false"/>
      <style:text-properties fo:color="#000000" fo:language="es" fo:country="ES" officeooo:rsid="0030e7e6" officeooo:paragraph-rsid="0030e7e6"/>
    </style:style>
    <style:style style:name="P45" style:family="paragraph" style:parent-style-name="Standard" style:list-style-name="L20">
      <style:paragraph-properties fo:text-align="start" style:justify-single-word="false"/>
      <style:text-properties fo:color="#000000" fo:language="es" fo:country="ES" officeooo:rsid="0030e7e6" officeooo:paragraph-rsid="0030e7e6"/>
    </style:style>
    <style:style style:name="P46" style:family="paragraph" style:parent-style-name="Standard" style:list-style-name="L20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47" style:family="paragraph" style:parent-style-name="Standard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48" style:family="paragraph" style:parent-style-name="Standard" style:list-style-name="L21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49" style:family="paragraph" style:parent-style-name="Standard" style:list-style-name="L22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50" style:family="paragraph" style:parent-style-name="Standard">
      <style:paragraph-properties fo:text-align="start" style:justify-single-word="false"/>
      <style:text-properties fo:color="#000000" fo:language="es" fo:country="ES" officeooo:rsid="0032fe7d" officeooo:paragraph-rsid="0032fe7d"/>
    </style:style>
    <style:style style:name="P51" style:family="paragraph" style:parent-style-name="Standard" style:list-style-name="L17">
      <style:paragraph-properties fo:text-align="start" style:justify-single-word="false"/>
      <style:text-properties fo:color="#000000" fo:language="es" fo:country="ES" officeooo:rsid="0032fe7d" officeooo:paragraph-rsid="0032fe7d"/>
    </style:style>
    <style:style style:name="P52" style:family="paragraph" style:parent-style-name="Standard">
      <style:paragraph-properties fo:text-align="start" style:justify-single-word="false"/>
      <style:text-properties fo:color="#000000" fo:language="es" fo:country="ES" officeooo:rsid="001ed8d0" officeooo:paragraph-rsid="001ed8d0"/>
    </style:style>
    <style:style style:name="P53" style:family="paragraph" style:parent-style-name="Standard">
      <style:paragraph-properties fo:text-align="start" style:justify-single-word="false"/>
      <style:text-properties fo:color="#000000" fo:language="es" fo:country="ES" fo:font-weight="normal" officeooo:rsid="00204bbb" officeooo:paragraph-rsid="00204bbb" style:font-weight-asian="normal" style:font-weight-complex="normal"/>
    </style:style>
    <style:style style:name="P54" style:family="paragraph" style:parent-style-name="Standard" style:list-style-name="L12">
      <style:paragraph-properties fo:text-align="start" style:justify-single-word="false"/>
      <style:text-properties fo:color="#000000" fo:language="es" fo:country="ES" fo:font-weight="normal" officeooo:rsid="00204bbb" officeooo:paragraph-rsid="00204bb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332cc1"/>
    </style:style>
    <style:style style:name="P56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204bbb"/>
    </style:style>
    <style:style style:name="P57" style:family="paragraph" style:parent-style-name="Standard" style:list-style-name="L2">
      <style:paragraph-properties fo:text-align="start" style:justify-single-word="false"/>
      <style:text-properties fo:color="#808080" fo:language="es" fo:country="ES" officeooo:rsid="0019d005" officeooo:paragraph-rsid="002cee0e"/>
    </style:style>
    <style:style style:name="P58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2cee0e"/>
    </style:style>
    <style:style style:name="P59" style:family="paragraph" style:parent-style-name="Standard" style:list-style-name="L2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0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1" style:family="paragraph" style:parent-style-name="Standard" style:list-style-name="L6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2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c216d" officeooo:paragraph-rsid="002cee0e"/>
    </style:style>
    <style:style style:name="P63" style:family="paragraph" style:parent-style-name="Standard" style:list-style-name="L9">
      <style:paragraph-properties fo:text-align="start" style:justify-single-word="false"/>
      <style:text-properties fo:color="#808080" fo:language="es" fo:country="ES" officeooo:rsid="001ce390" officeooo:paragraph-rsid="002e4634"/>
    </style:style>
    <style:style style:name="P64" style:family="paragraph" style:parent-style-name="Standard">
      <style:paragraph-properties fo:text-align="start" style:justify-single-word="false"/>
      <style:text-properties fo:color="#808080" fo:language="es" fo:country="ES" officeooo:rsid="001ce390" officeooo:paragraph-rsid="002e4634"/>
    </style:style>
    <style:style style:name="P65" style:family="paragraph" style:parent-style-name="Standard" style:list-style-name="L9">
      <style:paragraph-properties fo:text-align="start" style:justify-single-word="false"/>
      <style:text-properties fo:color="#808080" fo:language="es" fo:country="ES" officeooo:rsid="001d2411" officeooo:paragraph-rsid="002e4634"/>
    </style:style>
    <style:style style:name="P66" style:family="paragraph" style:parent-style-name="Standard">
      <style:paragraph-properties fo:text-align="start" style:justify-single-word="false"/>
      <style:text-properties fo:color="#808080" fo:language="es" fo:country="ES" officeooo:rsid="001d2411" officeooo:paragraph-rsid="002e4634"/>
    </style:style>
    <style:style style:name="P67" style:family="paragraph" style:parent-style-name="Standard">
      <style:paragraph-properties fo:text-align="start" style:justify-single-word="false"/>
      <style:text-properties fo:color="#808080" fo:language="es" fo:country="ES" officeooo:rsid="001d2411" officeooo:paragraph-rsid="002eeba0"/>
    </style:style>
    <style:style style:name="P68" style:family="paragraph" style:parent-style-name="Standard" style:list-style-name="L10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69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70" style:family="paragraph" style:parent-style-name="Standard" style:list-style-name="L16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71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30e7e6"/>
    </style:style>
    <style:style style:name="P72" style:family="paragraph" style:parent-style-name="Standard">
      <style:paragraph-properties fo:text-align="start" style:justify-single-word="false"/>
      <style:text-properties fo:color="#808080" fo:language="es" fo:country="ES" officeooo:rsid="002eeba0" officeooo:paragraph-rsid="002eeba0"/>
    </style:style>
    <style:style style:name="P73" style:family="paragraph" style:parent-style-name="Standard" style:list-style-name="L18">
      <style:paragraph-properties fo:text-align="start" style:justify-single-word="false"/>
      <style:text-properties fo:color="#808080" fo:language="es" fo:country="ES" officeooo:rsid="0030e7e6" officeooo:paragraph-rsid="0030e7e6"/>
    </style:style>
    <style:style style:name="P74" style:family="paragraph" style:parent-style-name="Standard">
      <style:paragraph-properties fo:text-align="start" style:justify-single-word="false"/>
      <style:text-properties fo:color="#808080" fo:language="es" fo:country="ES" fo:font-weight="normal" officeooo:rsid="001e42ec" officeooo:paragraph-rsid="002eeba0" style:font-weight-asian="normal" style:font-weight-complex="normal"/>
    </style:style>
    <style:style style:name="P75" style:family="paragraph" style:parent-style-name="Standard" style:list-style-name="L7">
      <style:paragraph-properties fo:text-align="start" style:justify-single-word="false"/>
      <style:text-properties fo:language="es" fo:country="ES" officeooo:rsid="001ac833" officeooo:paragraph-rsid="002b4c53"/>
    </style:style>
    <style:style style:name="P76" style:family="paragraph" style:parent-style-name="Standard">
      <style:paragraph-properties fo:text-align="start" style:justify-single-word="false"/>
      <style:text-properties officeooo:paragraph-rsid="002ae6c7"/>
    </style:style>
    <style:style style:name="P77" style:family="paragraph" style:parent-style-name="Standard">
      <style:paragraph-properties fo:text-align="start" style:justify-single-word="false" fo:break-before="page"/>
      <style:text-properties fo:color="#000000" fo:language="es" fo:country="ES" fo:font-weight="bold" officeooo:rsid="0027b5e3" officeooo:paragraph-rsid="0027b5e3" style:font-weight-asian="bold" style:font-weight-complex="bold"/>
    </style:style>
    <style:style style:name="T1" style:family="text">
      <style:text-properties officeooo:rsid="001919dc"/>
    </style:style>
    <style:style style:name="T2" style:family="text">
      <style:text-properties officeooo:rsid="001c216d"/>
    </style:style>
    <style:style style:name="T3" style:family="text">
      <style:text-properties officeooo:rsid="001ed8d0"/>
    </style:style>
    <style:style style:name="T4" style:family="text">
      <style:text-properties officeooo:rsid="0022f19d"/>
    </style:style>
    <style:style style:name="T5" style:family="text">
      <style:text-properties officeooo:rsid="00236fbe"/>
    </style:style>
    <style:style style:name="T6" style:family="text">
      <style:text-properties officeooo:rsid="0024dce8"/>
    </style:style>
    <style:style style:name="T7" style:family="text">
      <style:text-properties officeooo:rsid="0027b5e3"/>
    </style:style>
    <style:style style:name="T8" style:family="text">
      <style:text-properties officeooo:rsid="0029a427"/>
    </style:style>
    <style:style style:name="T9" style:family="text">
      <style:text-properties officeooo:rsid="002ae6c7"/>
    </style:style>
    <style:style style:name="T10" style:family="text">
      <style:text-properties officeooo:rsid="002b4c53"/>
    </style:style>
    <style:style style:name="T11" style:family="text">
      <style:text-properties officeooo:rsid="0032fe7d" fo:background-color="#ff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d5022"/>
    </style:style>
    <style:style style:name="T14" style:family="text">
      <style:text-properties fo:color="#000000" fo:language="es" fo:country="ES" officeooo:rsid="002ae6c7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officeooo:rsid="002d5022" style:font-weight-asian="bold" style:font-weight-complex="bold"/>
    </style:style>
    <style:style style:name="T17" style:family="text">
      <style:text-properties officeooo:rsid="002eeba0"/>
    </style:style>
    <style:style style:name="T18" style:family="text">
      <style:text-properties officeooo:rsid="003031c5"/>
    </style:style>
    <style:style style:name="T19" style:family="text">
      <style:text-properties officeooo:rsid="0030e7e6"/>
    </style:style>
    <style:style style:name="T20" style:family="text">
      <style:text-properties officeooo:rsid="00328a1f"/>
    </style:style>
    <style:style style:name="T21" style:family="text">
      <style:text-properties officeooo:rsid="0032fe7d"/>
    </style:style>
    <style:style style:name="T22" style:family="text">
      <style:text-properties officeooo:rsid="00332cc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S FUNCIONAL <text:span text:style-name="T1">PLATAFORMA WEB DE SITIOS COWORKING</text:span></text:p>
      <text:p text:style-name="P2"/>
      <text:p text:style-name="P2"/>
      <text:p text:style-name="P18">Descripcion <text:span text:style-name="T6">del Proyecto</text:span>:</text:p>
      <text:p text:style-name="P1"/>
      <text:p text:style-name="P3">Crear una plataforma web que permita conectar los diferentes centros de Coworking (con sus servicios, salas y capacidad) de manera que los usuarios puedan consultar la disponibilidad de estos y, en el caso de registrarse, poder reservar una sala o espacio de trabajo.</text:p>
      <text:p text:style-name="P1"/>
      <text:p text:style-name="P1"/>
      <text:p text:style-name="P1"/>
      <text:p text:style-name="P5">Se creará una plataforma web que permite a los usuarios buscar espacios de Coworking, registrarse y reser<text:span text:style-name="T12">vas tanto plazas como salones enteros.</text:span></text:p>
      <text:p text:style-name="P5"><text:span text:style-name="T12">A su vez,</text:span> tendremos administradores de centros, que podrán generar los espacios en los que los usuarios reservarán.</text:p>
      <text:p text:style-name="P5">Se contemplan 3 roles principales, usuario anónimo, usuario registrado y administrador de centros.</text:p>
      <text:p text:style-name="P5"/>
      <text:p text:style-name="P17">Roles:</text:p>
      <text:p text:style-name="P7"/>
      <text:p text:style-name="P12">Se contemplan 3 roles a la hora de utilizar este servicio, <text:span text:style-name="T13">cada uno con diferentes funcionalidades</text:span>:</text:p>
      <text:p text:style-name="P12"/>
      <text:list xml:id="list1173242806" text:style-name="L1">
        <text:list-item>
          <text:p text:style-name="P19">Usuario anónimo: Un usuario que podrá visualizar la landing page y que podrá realizar busquedas de centros y salas dentro de la página.</text:p>
        </text:list-item>
        <text:list-item>
          <text:p text:style-name="P19">Usuario registrado: A este tipo de usuario se le añade la capacidad de realizar y gestionar sus reservas. A su vez cuenta con la posibilidad de puntuar dichas reservas para generar una tabla de puntuación de centros</text:p>
        </text:list-item>
        <text:list-item>
          <text:p text:style-name="P19">Administrador: Este usuario es capaz de crear centros de Coworking, gestionar las salas que integran el mismo y sus reservas. A su vez cuenta con la posibilidad de puntuar a los usuarios <text:span text:style-name="T7">que utilizaron sus instalaciones</text:span></text:p>
        </text:list-item>
      </text:list>
      <text:p text:style-name="P12"/>
      <text:p text:style-name="P25"/>
      <text:p text:style-name="P77"><text:span text:style-name="T13">U</text:span><text:span text:style-name="T8">suario anónimo:</text:span></text:p>
      <text:p text:style-name="P6">Usuario anónimo:</text:p>
      <text:p text:style-name="P6"/>
      <text:p text:style-name="P6">El usuario anónimo llegara a una landing page que le permitirá realizar las siguientes consultas:</text:p>
      <text:p text:style-name="P6"/>
      <text:list xml:id="list1047368848" text:style-name="L2">
        <text:list-item>
          <text:p text:style-name="P57">Publicar un espacio de coworking nuevo</text:p>
        </text:list-item>
        <text:list-item>
          <text:p text:style-name="P57">Buscar espacios de coworking. Esta busqueda puede realizarse en base a diferentes criterios:</text:p>
          <text:list>
            <text:list-item>
              <text:p text:style-name="P57">nombre del centro <text:span text:style-name="T2">ó </text:span>localidad</text:p>
            </text:list-item>
            <text:list-item>
              <text:p text:style-name="P57">tipo de espacio</text:p>
            </text:list-item>
            <text:list-item>
              <text:p text:style-name="P59">fechas</text:p>
            </text:list-item>
          </text:list>
        </text:list-item>
      </text:list>
      <text:p text:style-name="P13"/>
      <text:p text:style-name="P14">El usuario anónimo es el rol por defecto. <text:span text:style-name="T13">Lo</text:span>s dos roles restantes (usuario registrado y administrador) heredan <text:span text:style-name="T13">sus funcionalidades y características</text:span>.</text:p>
      <text:p text:style-name="P13"/>
      <text:p text:style-name="P14">Al ingresar a la landing page la plataforma permitirá <text:span text:style-name="T9">de forma cómoda </text:span>realizar búsquedas de salas ó acceder a la gestión de centros.</text:p>
      <text:p text:style-name="P14"/>
      <text:p text:style-name="P4"/>
      <text:p text:style-name="P8">Una vez realizada la busqueda el usuario accederá a un listado de centros que satisfagan su consulta y a su vez tendrá opciones de ajustar la búsqueda con los siguientes campos:</text:p>
      <text:list xml:id="list1070925804" text:style-name="L3">
        <text:list-item>
          <text:p text:style-name="P60">precio <text:span text:style-name="T2">(rango de precios)</text:span></text:p>
        </text:list-item>
        <text:list-item>
          <text:p text:style-name="P60">puntuacion</text:p>
        </text:list-item>
        <text:list-item>
          <text:p text:style-name="P60">localidad</text:p>
        </text:list-item>
        <text:list-item>
          <text:p text:style-name="P62">tipo</text:p>
        </text:list-item>
        <text:list-item>
          <text:p text:style-name="P60">tipo de servicios</text:p>
        </text:list-item>
      </text:list>
      <text:p text:style-name="P14"/>
      <text:p text:style-name="P76"><text:span text:style-name="T14">Si desea realizar búsqueda de salas y/o espacios puede realizarse en base a diferentes criterios, que pueden combinarse si el usuario lo desea:</text:span></text:p>
      <text:list xml:id="list3633128635" text:style-name="L4">
        <text:list-item>
          <text:p text:style-name="P20">nombre de centro ó localidad</text:p>
        </text:list-item>
        <text:list-item>
          <text:p text:style-name="P20">tipo de espacio</text:p>
        </text:list-item>
        <text:list-item>
          <text:p text:style-name="P21">capacidad</text:p>
        </text:list-item>
        <text:list-item>
          <text:p text:style-name="P20">fechas</text:p>
        </text:list-item>
      </text:list>
      <text:p text:style-name="P15"/>
      <text:p text:style-name="P8"/>
      <text:p text:style-name="P15"/>
      <text:p text:style-name="P15">U<text:span text:style-name="T10">na vez ejecutada</text:span> la búsqueda el usuario accede a un<text:span text:style-name="T10">a nueva página con el</text:span> listado de salas de todos los centros que satisfagan su consulta. <text:span text:style-name="T10">Esta tabla mostrará como resumen la siguiente información:</text:span></text:p>
      <text:list xml:id="list966516339" text:style-name="L5">
        <text:list-item>
          <text:p text:style-name="P22">nombre sala y centro</text:p>
        </text:list-item>
        <text:list-item>
          <text:p text:style-name="P31">foto principal de sala</text:p>
        </text:list-item>
        <text:list-item>
          <text:p text:style-name="P22">precio</text:p>
        </text:list-item>
        <text:list-item>
          <text:p text:style-name="P22">puntuación</text:p>
        </text:list-item>
        <text:list-item>
          <text:p text:style-name="P22">capacidad máxima</text:p>
        </text:list-item>
      </text:list>
      <text:p text:style-name="P16"/>
      <text:p text:style-name="P8">El usuario tambien tiene la posibilidad de ver los detalles de los centros que hayan cargado los administradores y tambien los comentarios de los usuarios que hayan realizado reservas.</text:p>
      <text:p text:style-name="P8"/>
      <text:p text:style-name="P8">Tambien se le permite al usuario ordenar dicha busqueda de diferentes maneras:</text:p>
      <text:list xml:id="list1117239904" text:style-name="L6">
        <text:list-item>
          <text:p text:style-name="P61">puntuacion (defecto)</text:p>
        </text:list-item>
        <text:list-item>
          <text:p text:style-name="P61">precio</text:p>
        </text:list-item>
      </text:list>
      <text:p text:style-name="P8"/>
      <text:p text:style-name="P16">Esta página a su vez permite mejorar los elementos filtrados mediante:</text:p>
      <text:list xml:id="list3207942734" text:style-name="L7">
        <text:list-item>
          <text:p text:style-name="P23">rango de precios</text:p>
        </text:list-item>
        <text:list-item>
          <text:p text:style-name="P75"><text:soft-page-break/>puntuacion</text:p>
        </text:list-item>
        <text:list-item>
          <text:p text:style-name="P75">localida<text:span text:style-name="T10">d</text:span></text:p>
        </text:list-item>
        <text:list-item>
          <text:p text:style-name="P23">servicios generales</text:p>
        </text:list-item>
        <text:list-item>
          <text:p text:style-name="P23">servicios extras</text:p>
        </text:list-item>
      </text:list>
      <text:p text:style-name="P14"/>
      <text:p text:style-name="P16">El listado mostrado podrá ordenarse por los siguientes criterios:</text:p>
      <text:list xml:id="list1418736058" text:style-name="L8">
        <text:list-item>
          <text:p text:style-name="P24">puntuación (orden por defecto)</text:p>
        </text:list-item>
        <text:list-item>
          <text:p text:style-name="P24">precio</text:p>
        </text:list-item>
      </text:list>
      <text:p text:style-name="P13"/>
      <text:p text:style-name="P29">Eligiendo un espacio en particular podremos acceder a una página donde se detalla las características del mismo. En la misma encontraremos:</text:p>
      <text:list xml:id="list2292601205" text:style-name="L13">
        <text:list-item>
          <text:p text:style-name="P30">Nombre del espacio, centro al que pertenece y localidad</text:p>
        </text:list-item>
        <text:list-item>
          <text:p text:style-name="P30">Descripción del espacio</text:p>
        </text:list-item>
        <text:list-item>
          <text:p text:style-name="P30">Puntuación promedio</text:p>
        </text:list-item>
        <text:list-item>
          <text:p text:style-name="P30">Precio</text:p>
        </text:list-item>
        <text:list-item>
          <text:p text:style-name="P30">Imagenes del mismo</text:p>
        </text:list-item>
        <text:list-item>
          <text:p text:style-name="P30">Imágenes del centro</text:p>
        </text:list-item>
      </text:list>
      <text:p text:style-name="P29"/>
      <text:p text:style-name="P29">Dentr<text:span text:style-name="T17">o </text:span>de este espacio y habiendo determinado las fechas de uso el usuario anónimo podrá continuar a la reserva de la misma. En ese momento se le pedirá que acceda con su nombre de usuario y contraseña o bien acceda a registrarse como usuario de la página. </text:p>
      <text:p text:style-name="P13"/>
      <text:p text:style-name="P8">Una vez elegido el espacio y determinada la cantidad de puestos y fechas el usuario podrá reservar este espacio con la condicion previa de registrarse.</text:p>
      <text:p text:style-name="P13"/>
      <text:p text:style-name="P29">Volviendo a la landing page el usuario anónimo podrá registrarse como administrador de espacios. Esto lo dirigirá a un formulario.</text:p>
      <text:p text:style-name="P13"/>
      <text:p text:style-name="P64">El usuario en la landing page también podrá inscribirse como usuario administrador de espacios. Esto lo dirigirá a un formulario con campos específicos.</text:p>
      <text:p text:style-name="P29"/>
      <text:p text:style-name="P29">Tanto la landing page como cualquier otra página dentro de la plataforma tendrá un encabezado y un pie.</text:p>
      <text:p text:style-name="P29">El encabezado contendrá el logo de “EMPRESAXXX”, un botón de registro, un botón de acceso como administrador y un botón de logín como usuario. A su vez contará con otro grupo de hipervínculos a:</text:p>
      <text:list xml:id="list893133064" text:style-name="L14">
        <text:list-item>
          <text:p text:style-name="P32">blog</text:p>
        </text:list-item>
        <text:list-item>
          <text:p text:style-name="P32">+ información</text:p>
        </text:list-item>
        <text:list-item>
          <text:p text:style-name="P32">lorem ipsum</text:p>
        </text:list-item>
      </text:list>
      <text:p text:style-name="P64"/>
      <text:p text:style-name="P64">El usuario anónimo siempre <text:s/>tendrá un encabezado con un botón de registro, de login o acceso como administrador y una serie de accesos directos:</text:p>
      <text:list xml:id="list232190551" text:style-name="L9">
        <text:list-item>
          <text:p text:style-name="P63">antiguas busquedas</text:p>
        </text:list-item>
        <text:list-item>
          <text:p text:style-name="P63">blog</text:p>
        </text:list-item>
        <text:list-item>
          <text:p text:style-name="P63">logo y homepage</text:p>
        </text:list-item>
        <text:list-item>
          <text:p text:style-name="P65">información sobre la página</text:p>
        </text:list-item>
      </text:list>
      <text:p text:style-name="P66"/>
      <text:p text:style-name="P34">El footer contará con hipervínculos hacia.</text:p>
      <text:list xml:id="list643053442" text:style-name="L15">
        <text:list-item>
          <text:p text:style-name="P35">Terminos de uso</text:p>
        </text:list-item>
        <text:list-item>
          <text:p text:style-name="P35">cookies y política de privacidad</text:p>
        </text:list-item>
        <text:list-item>
          <text:p text:style-name="P35">mapa del sitio</text:p>
        </text:list-item>
        <text:list-item>
          <text:p text:style-name="P35">blog</text:p>
        </text:list-item>
      </text:list>
      <text:p text:style-name="P67"><text:soft-page-break/>El usuario anónimo tendrá un footer con links a: terminos de uso, cookies, mapa del sitio, privacidad, blog.</text:p>
      <text:p text:style-name="P67"><text:span text:style-name="T16"/></text:p>
      <text:p text:style-name="P72"><text:span text:style-name="T16">U</text:span><text:span text:style-name="T15">suario registrado:</text:span></text:p>
      <text:p text:style-name="P69"/>
      <text:p text:style-name="P34"><text:span text:style-name="T18">La identifiación como</text:span> usuario registrado se realiza mediante el botón de login del encabezado o bien a la hora de que un visitante desee realizar una reserva. Este usuario hereda todas las funcionalidades y características del usuario anónimo, pero tiene una serie de funcionalidades extra.</text:p>
      <text:p text:style-name="P34"/>
      <text:p text:style-name="P38">Si un usuario anónimo desea registrarse deberá completar la siguiente información para darse de alta:</text:p>
      <text:list xml:id="list3916489939" text:style-name="L17">
        <text:list-item>
          <text:p text:style-name="P39">Nombre</text:p>
        </text:list-item>
        <text:list-item>
          <text:p text:style-name="P39">Apellidos</text:p>
        </text:list-item>
        <text:list-item>
          <text:p text:style-name="P39">Nombre de usuario (opcional)</text:p>
        </text:list-item>
        <text:list-item>
          <text:p text:style-name="P39">Email</text:p>
        </text:list-item>
        <text:list-item>
          <text:p text:style-name="P39">Contraseña</text:p>
        </text:list-item>
        <text:list-item>
          <text:p text:style-name="P39">Foto (opcional)</text:p>
        </text:list-item>
        <text:list-item>
          <text:p text:style-name="P39">Bio (opcional)</text:p>
        </text:list-item>
      </text:list>
      <text:p text:style-name="P37"/>
      <text:p text:style-name="P71">Cualquier usuario anónimo puede registrarse completando <text:span text:style-name="T19">la siguiente informacion:</text:span></text:p>
      <text:list xml:id="list1226425252" text:style-name="L18">
        <text:list-item>
          <text:p text:style-name="P73">Nombre</text:p>
        </text:list-item>
        <text:list-item>
          <text:p text:style-name="P73">Email</text:p>
        </text:list-item>
        <text:list-item>
          <text:p text:style-name="P73">Bio</text:p>
        </text:list-item>
        <text:list-item>
          <text:p text:style-name="P73">Foto</text:p>
        </text:list-item>
      </text:list>
      <text:p text:style-name="P71"/>
      <text:p text:style-name="P71">Al ingresars como usuario registrado se tienen TODAS las mismos accesos y funciones que un usuario anónimo pero además puede finalizar la reserva de un espacio/puesto (el botón de reservar estará habilitado).</text:p>
      <text:p text:style-name="P71"/>
      <text:p text:style-name="P41">Al identificarse como un usuario registrado en el encabezado se cambian la opción de registrarse y acceder como administrador, por un hipervínculo con su foto y la opción de desloguearse.</text:p>
      <text:p text:style-name="P41"/>
      <text:p text:style-name="P38">Si presiona el hipervínculo que identifica al usuario mediante su foto, accederá a la gestión de los datos de su perfil, donde podrá revisar y cambiar los datos de registro (excepto su dirección de correo que será inmutable).</text:p>
      <text:p text:style-name="P34"/>
      <text:p text:style-name="P33"><text:span text:style-name="T18">Si el usuario registrado ha buscado una sala particular </text:span>y habiendo determinado las fechas de uso podrá <text:span text:style-name="T17">realizar una reserva</text:span>. En ese momento <text:span text:style-name="T17">se accede a una página donde tiene que confirmar los datos de la reserva y elegir si va a abonar dicha reserva en el momento o la misma queda pendiente. </text:span></text:p>
      <text:p text:style-name="P33"/>
      <text:p text:style-name="P33"><text:span text:style-name="T17">En caso afirmativo podrá utilizar como método de pago alguna de las </text:span><text:span text:style-name="T19">tarjetas</text:span><text:span text:style-name="T17"> bancarias utilizadas en reservas anteriores o podrá optar por elegir una nueva </text:span><text:span text:style-name="T19">tarjeta</text:span><text:span text:style-name="T17"> bancaria.</text:span></text:p>
      <text:p text:style-name="P34"/>
      <text:p text:style-name="P44">En el encabezado también se agregar un hipervínculo específico llamado “MI COWORKING”. Ingresando al mismo el usuario accederá a un listado de todas las reservas que haya realizado con la siguiente información:</text:p>
      <text:list xml:id="list759464256" text:style-name="L20">
        <text:list-item>
          <text:p text:style-name="P45">Nombre y espacio de la reserva.</text:p>
        </text:list-item>
        <text:list-item>
          <text:p text:style-name="P45">Fecha de reserva.</text:p>
        </text:list-item>
        <text:list-item>
          <text:p text:style-name="P45">Estado de la reserva ( reservado / en curso / finalizado).</text:p>
        </text:list-item>
        <text:list-item>
          <text:p text:style-name="P45">Si el espacio se encuentra limpio.</text:p>
        </text:list-item>
        <text:list-item>
          <text:p text:style-name="P45">Estado del pago ( pago / no pago).</text:p>
        </text:list-item>
        <text:list-item>
          <text:p text:style-name="P45">Estado de la última incidencia reportada (pendiente / resuelto)</text:p>
        </text:list-item>
        <text:list-item>
          <text:p text:style-name="P46"><text:soft-page-break/>Hipervíncula a la sección de incidencias de la reserva</text:p>
        </text:list-item>
      </text:list>
      <text:p text:style-name="P47"/>
      <text:p text:style-name="P47">Este listado de reservas se ordenará por dos categorías:</text:p>
      <text:list xml:id="list2960650442" text:style-name="L22">
        <text:list-item>
          <text:p text:style-name="P49">Estado de reserva (las reservas en curso aparecerán primero)</text:p>
        </text:list-item>
        <text:list-item>
          <text:p text:style-name="P49">Fecha de inicio de reserva.</text:p>
        </text:list-item>
      </text:list>
      <text:p text:style-name="P44"/>
      <text:p text:style-name="P44">En el caso de que el estado de pago sea No pago, aparecerá un botón que nos llevará a la información de dicha reserva y nos permitirá abonar la misma tanto con una tarjeta bancaria nueva como con tarjetas utilizadas en reservas anteriores.</text:p>
      <text:p text:style-name="P71"/>
      <text:p text:style-name="P69">Al usuario registrado se le agrega un link en el header donde puede acceder al espacio “MI COWORKING”.</text:p>
      <text:p text:style-name="P69"/>
      <text:p text:style-name="P69">En espacio (página) mi CoWorking el usuario puede acceder a:</text:p>
      <text:list xml:id="list1193234975" text:style-name="L10">
        <text:list-item>
          <text:p text:style-name="P68">Un listado con todas sus reservas</text:p>
        </text:list-item>
        <text:list-item>
          <text:p text:style-name="P68">Un <text:span text:style-name="T4">aviso</text:span> de si la misma está en curso / finalizada / reservada</text:p>
        </text:list-item>
        <text:list-item>
          <text:p text:style-name="P68">Si la reserva está en curso <text:span text:style-name="T4">el estado de</text:span> <text:span text:style-name="T4">la limpieza del espacio</text:span></text:p>
        </text:list-item>
        <text:list-item>
          <text:p text:style-name="P68">Estado del pago <text:span text:style-name="T3">(indicando si está a pago o no y </text:span><text:span text:style-name="T4">permitir acceder a </text:span><text:span text:style-name="T3">página de tarjeta si no lo está)</text:span></text:p>
        </text:list-item>
        <text:list-item>
          <text:p text:style-name="P68"><text:span text:style-name="T4">Resumen de </text:span><text:s/><text:span text:style-name="T4">incidencias de cada reserva.</text:span></text:p>
        </text:list-item>
      </text:list>
      <text:p text:style-name="P69"/>
      <text:p text:style-name="P47">En el caso de acceder a la sección de incidencias de una reserva (habilitado a mientras las reservas se encuentran “en curso”) podremos ver <text:s/>el historial con todas las incidencias que el usuario ha reportado.</text:p>
      <text:p text:style-name="P47"/>
      <text:p text:style-name="P47">Este listado de incidencias tendrá <text:s/>la siguiente información:</text:p>
      <text:list xml:id="list1636674617" text:style-name="L21">
        <text:list-item>
          <text:p text:style-name="P48">Fecha</text:p>
        </text:list-item>
        <text:list-item>
          <text:p text:style-name="P48">Categoría de incidencia</text:p>
        </text:list-item>
        <text:list-item>
          <text:p text:style-name="P48">Descripción de incidencia</text:p>
        </text:list-item>
        <text:list-item>
          <text:p text:style-name="P48">Estado de la incidencia</text:p>
        </text:list-item>
      </text:list>
      <text:p text:style-name="P47"/>
      <text:p text:style-name="P47"><text:span text:style-name="T20">Al principio</text:span> del listado de incidencias el usuario tendrá un boton para reportar una nueva incidencia donde podrá elegir la categoría de la incidencia y realizar una descripción de la misma. En el caso que el usuario acepte reportar esta, será incluida en la lista de incidencias de la reserva.</text:p>
      <text:p text:style-name="P47"/>
      <text:p text:style-name="P47">Al finalzar la reserva tanto al usuario como al administrador se les habilitará la opción de puntuarse <text:span text:style-name="T20">y escribir un comentario sobre la otra persona / espacio. </text:span><text:span text:style-name="T11">Este espacio queda pendiente hasta que el usuario lo complete.</text:span></text:p>
      <text:p text:style-name="P47"/>
      <text:p text:style-name="P47"/>
      <text:p text:style-name="P69"/>
      <text:p text:style-name="P69">El usuario en cada reserva tiene un link a un espacio para la gestión de todas las incidencias <text:span text:style-name="T4">de dicha reserva </text:span>(<text:span text:style-name="T4">habilitada a partir de que la reserva se encuentra “en curso”</text:span>). Este espacio tiene que disponer de:</text:p>
      <text:list xml:id="list2411973883" text:style-name="L16">
        <text:list-item>
          <text:p text:style-name="P70">Categoría de incidencia</text:p>
        </text:list-item>
        <text:list-item>
          <text:p text:style-name="P70">Descripción</text:p>
        </text:list-item>
        <text:list-item>
          <text:p text:style-name="P70">Estado de la incidencia</text:p>
          <text:p text:style-name="P70"/>
        </text:list-item>
      </text:list>
      <text:p text:style-name="P69">Tambien debe de haber un formulario para agregar nuevas incidencias <text:span text:style-name="T3">en las reservas en curso. <text:s/>(Las reservas se ordenarán primero por “estado” y luego por fecha.</text:span></text:p>
      <text:p text:style-name="P69"/>
      <text:p text:style-name="P74"><text:soft-page-break/>Al finalizar la reserva se le habilitará al usuario el poder puntuar el espacio/reserva y dejar un comentario sobre la misma. Si el usuario no ha comentado, esta información queda en pendiente.</text:p>
      <text:p text:style-name="P5"/>
      <text:p text:style-name="P26">Usuario administrador</text:p>
      <text:p text:style-name="P50"/>
      <text:p text:style-name="P36"><text:span text:style-name="T18">La identifiación como</text:span> usuario registrado se realiza mediante el botón de login del encabezado o bien <text:span text:style-name="T21">en la landing page</text:span>. Este usuario hereda todas las funcionalidades y características del usuario anónimo, pero tiene una serie de funcionalidades extra.</text:p>
      <text:p text:style-name="P36"/>
      <text:p text:style-name="P42">Si un usuario anónimo desea registrarse deberá completar la siguiente información para darse de alta:</text:p>
      <text:list xml:id="list160519974396312" text:continue-list="list3916489939" text:style-name="L17">
        <text:list-item>
          <text:p text:style-name="P40">Nombre </text:p>
        </text:list-item>
        <text:list-item>
          <text:p text:style-name="P40">Apellidos</text:p>
        </text:list-item>
        <text:list-item>
          <text:p text:style-name="P51">Nombre empresa</text:p>
        </text:list-item>
        <text:list-item>
          <text:p text:style-name="P51">Nombre fantasía (opcional)</text:p>
        </text:list-item>
        <text:list-item>
          <text:p text:style-name="P51">CIF / NIF</text:p>
        </text:list-item>
        <text:list-item>
          <text:p text:style-name="P51">Dirección (dirección, localidad, codigo postal, pais)</text:p>
        </text:list-item>
        <text:list-item>
          <text:p text:style-name="P40">Email</text:p>
        </text:list-item>
        <text:list-item>
          <text:p text:style-name="P40">Contraseña</text:p>
        </text:list-item>
        <text:list-item>
          <text:p text:style-name="P51">Cuenca Corriente</text:p>
        </text:list-item>
        <text:list-item>
          <text:p text:style-name="P40">Foto (opcional)</text:p>
        </text:list-item>
      </text:list>
      <text:p text:style-name="P42"/>
      <text:p text:style-name="P43">Al identificarse como <text:span text:style-name="T22">administrador</text:span> en el encabezado se cambian la opción de registrarse y acceder como administrador, por un hipervínculo con su foto y la opción de desloguearse. <text:span text:style-name="T22">A su vez e</text:span><text:span text:style-name="T19">n el encabezado también se agregar un hipervínculo específico llamado “MI</text:span><text:span text:style-name="T22">S CENTROS</text:span><text:span text:style-name="T19">”. </text:span></text:p>
      <text:p text:style-name="P42"/>
      <text:p text:style-name="P52"><text:span text:style-name="T22">Tanto c</text:span>uando un usuario ingresa como administrador <text:span text:style-name="T22">como si accede mediante “mis centros” el usuario accede a un área</text:span> con informaci<text:span text:style-name="T5">ó</text:span>n general de sus reservas. </text:p>
      <text:p text:style-name="P9"/>
      <text:p text:style-name="P53">En la misma se tiene un resumen con cada espacio con la siguiente información:</text:p>
      <text:list xml:id="list2751534438" text:style-name="L12">
        <text:list-item>
          <text:p text:style-name="P54">fechas de reserva (en un calendario)</text:p>
        </text:list-item>
        <text:list-item>
          <text:p text:style-name="P54">limpieza pendiente / realizada</text:p>
        </text:list-item>
        <text:list-item>
          <text:p text:style-name="P54">link a incidencias (si está reportada)</text:p>
        </text:list-item>
      </text:list>
      <text:p text:style-name="P10"/>
      <text:p text:style-name="P55">Al ingresar en cada espacio se obtiene un detalle de cada reserva, fechas <text:span text:style-name="T22">e</text:span> incidencias ordenadas de mas reciente a antigua y los servicios que tiene cada espacio. </text:p>
      <text:p text:style-name="P55"/>
      <text:p text:style-name="P55"><text:span text:style-name="T22">A su vez </text:span>podremos ingresar a la gestion de incidencias para responder a la incidencia abierta por un usuario, donde se puede finalizarla y dejar un comentario de la subsanación.</text:p>
      <text:p text:style-name="P56"/>
      <text:p text:style-name="P56">El administrador puede entrar a una zona de gestion de espacios y centros. Donde puede crear nuevos centros con sus facilidades y agregar dentro de estos espacios.</text:p>
      <text:p text:style-name="P56"/>
      <text:p text:style-name="P56">Los espacios tienen información como cantidad de usuarios, servicios extra, horario de uso, reserva mínima.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28T16:05:18.060401373</dc:date>
    <meta:editing-duration>PT39M3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7" meta:paragraph-count="155" meta:word-count="1909" meta:character-count="11295" meta:non-whitespace-character-count="9623"/>
  </office:meta>
</office:document-meta>
</file>